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14.646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859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4.6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1.358cm" fo:break-before="auto" style:use-optimal-row-height="false"/>
    </style:style>
    <style:style style:name="ro4" style:family="table-row">
      <style:table-row-properties style:row-height="1.106cm" fo:break-before="auto" style:use-optimal-row-height="false"/>
    </style:style>
    <style:style style:name="ro5" style:family="table-row">
      <style:table-row-properties style:row-height="0.598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85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1.251cm" fo:break-before="auto" style:use-optimal-row-height="true"/>
    </style:style>
    <style:style style:name="ro10" style:family="table-row">
      <style:table-row-properties style:row-height="1.649cm" fo:break-before="auto" style:use-optimal-row-height="true"/>
    </style:style>
    <style:style style:name="ro11" style:family="table-row">
      <style:table-row-properties style:row-height="2.048cm" fo:break-before="auto" style:use-optimal-row-height="true"/>
    </style:style>
    <style:style style:name="ro12" style:family="table-row">
      <style:table-row-properties style:row-height="1.0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9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30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3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justify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23"/>
        <table:table-column table:style-name="co4" table:default-cell-style-name="ce30"/>
        <table:table-column table:style-name="co3" table:number-columns-repeated="3" table:default-cell-style-name="ce23"/>
        <table:table-column table:style-name="co4" table:default-cell-style-name="ce30"/>
        <table:table-column table:style-name="co5" table:default-cell-style-name="ce4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ce6"/>
          <table:table-cell table:style-name="ce15" table:number-columns-repeated="3"/>
          <table:table-cell table:style-name="ce24"/>
          <table:table-cell table:style-name="ce15" table:number-columns-repeated="3"/>
          <table:table-cell table:style-name="ce24"/>
          <table:table-cell table:style-name="ce31"/>
          <table:table-cell table:number-columns-repeated="5"/>
        </table:table-row>
        <table:table-row table:style-name="ro2" table:number-rows-repeated="2">
          <table:table-cell/>
          <table:table-cell table:style-name="ce6"/>
          <table:table-cell table:style-name="ce15" table:number-columns-repeated="3"/>
          <table:table-cell table:style-name="ce24"/>
          <table:table-cell table:style-name="ce15" table:number-columns-repeated="3"/>
          <table:table-cell table:style-name="ce24"/>
          <table:table-cell table:style-name="ce32"/>
          <table:table-cell table:number-columns-repeated="5"/>
        </table:table-row>
        <table:table-row table:style-name="ro3">
          <table:table-cell/>
          <table:table-cell table:style-name="ce7"/>
          <table:table-cell table:style-name="ce16" office:value-type="string" calcext:value-type="string" table:number-columns-spanned="4" table:number-rows-spanned="2">
            <text:p>Valores de 0 a 10. Puntuación alta: 10. 0 = no aplicable</text:p>
          </table:table-cell>
          <table:covered-table-cell table:number-columns-repeated="2" table:style-name="ce17"/>
          <table:covered-table-cell table:style-name="ce25"/>
          <table:table-cell table:style-name="ce16" office:value-type="string" calcext:value-type="string" table:number-columns-spanned="5" table:number-rows-spanned="2">
            <text:p>Valores de 0 a 10. Puntuación alta: 10 = se satisface el heurístico. Puntuación baja: 0 = el heurístico no se puede evaluar en el sistema</text:p>
          </table:table-cell>
          <table:covered-table-cell table:number-columns-repeated="2" table:style-name="ce17"/>
          <table:covered-table-cell table:style-name="ce25"/>
          <table:covered-table-cell table:style-name="ce33"/>
          <table:table-cell table:number-columns-repeated="5"/>
        </table:table-row>
        <table:table-row table:style-name="ro4">
          <table:table-cell/>
          <table:table-cell table:style-name="ce8"/>
          <table:covered-table-cell table:number-columns-repeated="3" table:style-name="ce17"/>
          <table:covered-table-cell table:style-name="ce25"/>
          <table:covered-table-cell table:number-columns-repeated="3" table:style-name="ce17"/>
          <table:covered-table-cell table:style-name="ce25"/>
          <table:covered-table-cell table:style-name="ce33"/>
          <table:table-cell table:number-columns-repeated="5"/>
        </table:table-row>
        <table:table-row table:style-name="ro5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8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6"/>
          <table:table-cell table:style-name="ce18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6"/>
          <table:table-cell table:style-name="ce34" office:value-type="string" calcext:value-type="string">
            <text:p>Comentarios</text:p>
          </table:table-cell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8];[.D8];[.E8])" office:value-type="float" office:value="9" calcext:value-type="float">
            <text:p>9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8];[.H8];[.I8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C9];[.D9];[.E9])" office:value-type="float" office:value="9" calcext:value-type="float">
            <text:p>9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9];[.H9];[.I9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10];[.D10];[.E10])" office:value-type="float" office:value="8.33333333333333" calcext:value-type="float">
            <text:p>8,3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10];[.H10];[.I10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C11];[.D11];[.E11])" office:value-type="float" office:value="7" calcext:value-type="float">
            <text:p>7,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G11];[.H11];[.I11])" office:value-type="float" office:value="6.66666666666667" calcext:value-type="float">
            <text:p>6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9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14];[.D14];[.E14])" office:value-type="float" office:value="8.33333333333333" calcext:value-type="float">
            <text:p>8,33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14];[.H14];[.I14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15];[.D15];[.E15])" office:value-type="float" office:value="8.66666666666667" calcext:value-type="float">
            <text:p>8,67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15];[.H15];[.I15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16];[.D16];[.E16])" office:value-type="float" office:value="7.33333333333333" calcext:value-type="float">
            <text:p>7,33</text:p>
          </table:table-cell>
          <table:table-cell table:number-columns-repeated="3" table:style-name="ce20" office:value-type="float" office:value="7" calcext:value-type="float">
            <text:p>7</text:p>
          </table:table-cell>
          <table:table-cell table:style-name="ce28" table:formula="of:=AVERAGE([.G16];[.H16];[.I16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number-columns-repeated="3" table:style-name="ce20" office:value-type="float" office:value="6" calcext:value-type="float">
            <text:p>6</text:p>
          </table:table-cell>
          <table:table-cell table:style-name="ce28" table:formula="of:=AVERAGE([.C19];[.D19];[.E19])" office:value-type="float" office:value="6" calcext:value-type="float">
            <text:p>6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19];[.H19];[.I19])" office:value-type="float" office:value="8.33333333333333" calcext:value-type="float">
            <text:p>8,33</text:p>
          </table:table-cell>
          <table:table-cell table:style-name="ce36" office:value-type="string" calcext:value-type="string">
            <text:p>Hay que dar a “SIGUIENTE” o “ACEPTAR”</text:p>
          </table:table-cell>
          <table:table-cell table:number-columns-repeated="5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C20];[.D20];[.E20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20];[.H20];[.I20])" office:value-type="float" office:value="0" calcext:value-type="float">
            <text:p>0,00</text:p>
          </table:table-cell>
          <table:table-cell table:style-name="ce36" office:value-type="string" calcext:value-type="string">
            <text:p>El sistema no contiene este tipo de acciones. Se podría incluir en la función “Borrar <text:s/>perfil” que no ha sido implentada.</text:p>
          </table:table-cell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21];[.D21];[.E21])" office:value-type="float" office:value="7.33333333333333" calcext:value-type="float">
            <text:p>7,3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21];[.H21];[.I21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8" table:formula="of:=AVERAGE([.C22];[.D22];[.E22])" office:value-type="float" office:value="4.66666666666667" calcext:value-type="float">
            <text:p>4,6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G22];[.H22];[.I22])" office:value-type="float" office:value="4.33333333333333" calcext:value-type="float">
            <text:p>4,33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8" table:formula="of:=AVERAGE([.C23];[.D23];[.E23])" office:value-type="float" office:value="5.33333333333333" calcext:value-type="float">
            <text:p>5,3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23];[.H23];[.I23])" office:value-type="float" office:value="7.66666666666667" calcext:value-type="float">
            <text:p>7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26];[.D26];[.E26])" office:value-type="float" office:value="7.33333333333333" calcext:value-type="float">
            <text:p>7,3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table:formula="of:=AVERAGE([.G26];[.H26];[.I26])" office:value-type="float" office:value="0.00333333333333333" calcext:value-type="float">
            <text:p>0,00</text:p>
          </table:table-cell>
          <table:table-cell table:style-name="ce36" office:value-type="string" calcext:value-type="string">
            <text:p>TODO está escrito en mayúsculas y faltan TODOS los acentos. Alguna coma ayudaría en la lectura (pantalla “Previo_Alimentos”.</text:p>
          </table:table-cell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8" table:formula="of:=AVERAGE([.C27];[.D27];[.E27])" office:value-type="float" office:value="5" calcext:value-type="float">
            <text:p>5,00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8" table:formula="of:=AVERAGE([.G27];[.H27];[.I27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8" table:formula="of:=AVERAGE([.C28];[.D28];[.E28])" office:value-type="float" office:value="5" calcext:value-type="float">
            <text:p>5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28];[.H28];[.I28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10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8" table:formula="of:=AVERAGE([.C29];[.D29];[.E29])" office:value-type="float" office:value="5.5" calcext:value-type="float">
            <text:p>5,5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/>
          <table:table-cell table:style-name="ce28" table:formula="of:=AVERAGE([.G29];[.H29];[.I29])" office:value-type="float" office:value="5" calcext:value-type="float">
            <text:p>5,00</text:p>
          </table:table-cell>
          <table:table-cell table:style-name="ce38" office:value-type="string" calcext:value-type="string">
            <text:p>La anchura de los nombres de los menús (botones) varía de unas pantallas a otras. Sugerencia: ancho del botón “VOLVER” que está en todas. En la pantalla de dieta personalizada los botones carecen de alineación.</text:p>
          </table:table-cell>
          <table:table-cell table:number-columns-repeated="5"/>
        </table:table-row>
        <table:table-row table:style-name="ro1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30];[.D30];[.E30])" office:value-type="float" office:value="8" calcext:value-type="float">
            <text:p>8,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G30];[.H30];[.I30])" office:value-type="float" office:value="3" calcext:value-type="float">
            <text:p>3,00</text:p>
          </table:table-cell>
          <table:table-cell table:style-name="ce36" office:value-type="string" calcext:value-type="string">
            <text:p>No encuentro en toda la aplicación técnicas para atraer al usuario, excepto en el buscador de amigos, un botón que contrasta con los demás por su color y se da el caso que es el de cancelar, que no creo que deba ser destacado.</text:p>
          </table:table-cell>
          <table:table-cell table:number-columns-repeated="5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8" table:formula="of:=AVERAGE([.C31];[.D31];[.E31])" office:value-type="float" office:value="4" calcext:value-type="float">
            <text:p>4,00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31];[.H31];[.I31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8" table:formula="of:=AVERAGE([.C32];[.D32];[.E32])" office:value-type="float" office:value="3.66666666666667" calcext:value-type="float">
            <text:p>3,67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32];[.H32];[.I32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33];[.D33];[.E33])" office:value-type="float" office:value="4.66666666666667" calcext:value-type="float">
            <text:p>4,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G33];[.H33];[.I33])" office:value-type="float" office:value="9.33333333333333" calcext:value-type="float">
            <text:p>9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34];[.D34];[.E34])" office:value-type="float" office:value="4.66666666666667" calcext:value-type="float">
            <text:p>4,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G34];[.H34];[.I34])" office:value-type="float" office:value="9.33333333333333" calcext:value-type="float">
            <text:p>9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12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37];[.D37];[.E37])" office:value-type="float" office:value="7" calcext:value-type="float">
            <text:p>7,00</text:p>
          </table:table-cell>
          <table:table-cell table:number-columns-repeated="3" table:style-name="ce20" office:value-type="float" office:value="7" calcext:value-type="float">
            <text:p>7</text:p>
          </table:table-cell>
          <table:table-cell table:style-name="ce28" table:formula="of:=AVERAGE([.G37];[.H37];[.I37])" office:value-type="float" office:value="7" calcext:value-type="float">
            <text:p>7,00</text:p>
          </table:table-cell>
          <table:table-cell table:style-name="ce36" office:value-type="string" calcext:value-type="string">
            <text:p>Salvo al buscar amigos por nombre/email, no hay más mensajes de error en la página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38];[.D38];[.E38])" office:value-type="float" office:value="9.66666666666667" calcext:value-type="float">
            <text:p>9,67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38];[.H38];[.I38])" office:value-type="float" office:value="7.66666666666667" calcext:value-type="float">
            <text:p>7,67</text:p>
          </table:table-cell>
          <table:table-cell table:style-name="ce36" office:value-type="string" calcext:value-type="string">
            <text:p>En ese caso concreto, que no se ha encontrado el nombre/email</text:p>
          </table:table-cell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8" table:formula="of:=AVERAGE([.C39];[.D39];[.E39])" office:value-type="float" office:value="5" calcext:value-type="float">
            <text:p>5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39];[.H39];[.I39])" office:value-type="float" office:value="0" calcext:value-type="float">
            <text:p>0,00</text:p>
          </table:table-cell>
          <table:table-cell table:style-name="ce36" office:value-type="string" calcext:value-type="string">
            <text:p>No hay niveles de complejidad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42];[.D42];[.E42])" office:value-type="float" office:value="7" calcext:value-type="float">
            <text:p>7,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42];[.H42];[.I42])" office:value-type="float" office:value="6" calcext:value-type="float">
            <text:p>6,00</text:p>
          </table:table-cell>
          <table:table-cell table:style-name="ce36" office:value-type="string" calcext:value-type="string">
            <text:p>En la pantalla de crear nuevo perfil no existe nada que indique al usuario si comete algún error. En la de dietas tampoco se indican las restricciones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C43];[.D43];[.E43])" office:value-type="float" office:value="4.33333333333333" calcext:value-type="float">
            <text:p>4,33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8" table:formula="of:=AVERAGE([.G43];[.H43];[.I43])" office:value-type="float" office:value="1" calcext:value-type="float">
            <text:p>1,00</text:p>
          </table:table-cell>
          <table:table-cell table:style-name="ce36" office:value-type="string" calcext:value-type="string">
            <text:p>En la pantalla “Alimentos”, por defecto en una categoría están todos seleccionados.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46];[.D46];[.E46])" office:value-type="float" office:value="7" calcext:value-type="float">
            <text:p>7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46];[.H46];[.I46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47];[.D47];[.E47])" office:value-type="float" office:value="7.5" calcext:value-type="float">
            <text:p>7,5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47];[.H47];[.I47])" office:value-type="float" office:value="8.5" calcext:value-type="float">
            <text:p>8,5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48];[.D48];[.E48])" office:value-type="float" office:value="7.5" calcext:value-type="float">
            <text:p>7,5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G48];[.H48];[.I48])" office:value-type="float" office:value="9" calcext:value-type="float">
            <text:p>9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49];[.D49];[.E49])" office:value-type="float" office:value="7.5" calcext:value-type="float">
            <text:p>7,5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49];[.H49];[.I49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50];[.D50];[.E50])" office:value-type="float" office:value="7.5" calcext:value-type="float">
            <text:p>7,5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G50];[.H50];[.I50])" office:value-type="float" office:value="7.5" calcext:value-type="float">
            <text:p>7,5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51];[.D51];[.E51])" office:value-type="float" office:value="6.5" calcext:value-type="float">
            <text:p>6,5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51];[.H51];[.I51])" office:value-type="float" office:value="7.5" calcext:value-type="float">
            <text:p>7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C54];[.D54];[.E54])" office:value-type="float" office:value="9" calcext:value-type="float">
            <text:p>9,0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G54];[.H54];[.I54])" office:value-type="float" office:value="8.5" calcext:value-type="float">
            <text:p>8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57];[.D57];[.E57])" office:value-type="float" office:value="7.5" calcext:value-type="float">
            <text:p>7,5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G57];[.H57];[.I57])" office:value-type="float" office:value="0" calcext:value-type="float">
            <text:p>0,00</text:p>
          </table:table-cell>
          <table:table-cell table:style-name="ce36" office:value-type="string" calcext:value-type="string">
            <text:p>No hay ayuda.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Se ha usado el color con discreción?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60];[.D60];[.E60])" office:value-type="float" office:value="6" calcext:value-type="float">
            <text:p>6,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G60];[.H60];[.I60])" office:value-type="float" office:value="6.5" calcext:value-type="float">
            <text:p>6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requerimientos de tecleo son mínimos para las interfaces de pregunta y respuesta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61];[.D61];[.E61])" office:value-type="float" office:value="8.5" calcext:value-type="float">
            <text:p>8,5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G61];[.H61];[.I61])" office:value-type="float" office:value="9" calcext:value-type="float">
            <text:p>9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64];[.D64];[.E64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64];[.H64];[.I64])" office:value-type="float" office:value="0" calcext:value-type="float">
            <text:p>0,00</text:p>
          </table:table-cell>
          <table:table-cell table:style-name="ce36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65];[.D65];[.E65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65];[.H65];[.I65])" office:value-type="float" office:value="0" calcext:value-type="float">
            <text:p>0,00</text:p>
          </table:table-cell>
          <table:table-cell table:style-name="ce36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8">
          <table:table-cell table:style-name="ce5"/>
          <table:table-cell table:style-name="ce13"/>
          <table:table-cell table:style-name="ce22" table:number-columns-repeated="3"/>
          <table:table-cell table:style-name="ce28"/>
          <table:table-cell table:style-name="ce22" table:number-columns-repeated="3"/>
          <table:table-cell table:style-name="ce28"/>
          <table:table-cell table:style-name="ce39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/>
          <table:table-cell table:style-name="ce28" table:formula="of:=AVERAGE([.C68];[.D68];[.E68])" office:value-type="float" office:value="10" calcext:value-type="float">
            <text:p>10,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G68];[.H68];[.I68])" office:value-type="float" office:value="6.5" calcext:value-type="float">
            <text:p>6,50</text:p>
          </table:table-cell>
          <table:table-cell table:style-name="ce36" office:value-type="string" calcext:value-type="string">
            <text:p>En alguna ventana me parece que hay exceso de información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69];[.D69];[.E69])" office:value-type="float" office:value="8" calcext:value-type="float">
            <text:p>8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69];[.H69];[.I69])" office:value-type="float" office:value="8.5" calcext:value-type="float">
            <text:p>8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70];[.D70];[.E70])" office:value-type="float" office:value="6.5" calcext:value-type="float">
            <text:p>6,5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70];[.H70];[.I70])" office:value-type="float" office:value="7.5" calcext:value-type="float">
            <text:p>7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8" table:formula="of:=AVERAGE([.C71];[.D71];[.E71])" office:value-type="float" office:value="9.5" calcext:value-type="float">
            <text:p>9,5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8" table:formula="of:=AVERAGE([.G71];[.H71];[.I71])" office:value-type="float" office:value="4.5" calcext:value-type="float">
            <text:p>4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72];[.D72];[.E72])" office:value-type="float" office:value="6.5" calcext:value-type="float">
            <text:p>6,5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8" table:formula="of:=AVERAGE([.G72];[.H72];[.I72])" office:value-type="float" office:value="5.5" calcext:value-type="float">
            <text:p>5,5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8" table:formula="of:=AVERAGE([.C73];[.D73];[.E73])" office:value-type="float" office:value="4.5" calcext:value-type="float">
            <text:p>4,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8" table:formula="of:=AVERAGE([.G73];[.H73];[.I73])" office:value-type="float" office:value="2.5" calcext:value-type="float">
            <text:p>2,50</text:p>
          </table:table-cell>
          <table:table-cell table:style-name="ce36" office:value-type="string" calcext:value-type="string">
            <text:p>Al ver una alerta de un amigo, se puede hacer que no salgan más.</text:p>
          </table:table-cell>
          <table:table-cell table:number-columns-repeated="5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C74];[.D74];[.E74])" office:value-type="float" office:value="0" calcext:value-type="float">
            <text:p>0,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G74];[.H74];[.I74])" office:value-type="float" office:value="0" calcext:value-type="float">
            <text:p>0,00</text:p>
          </table:table-cell>
          <table:table-cell table:style-name="ce36" office:value-type="string" calcext:value-type="string">
            <text:p>Función no programada</text:p>
          </table:table-cell>
          <table:table-cell table:number-columns-repeated="5"/>
        </table:table-row>
        <table:table-row table:style-name="ro8" table:number-rows-repeated="4">
          <table:table-cell table:number-columns-repeated="16"/>
        </table:table-row>
        <table:table-row table:style-name="ro6">
          <table:table-cell/>
          <table:table-cell table:style-name="Default"/>
          <table:table-cell table:number-columns-repeated="10"/>
          <table:table-cell table:style-name="ce41" office:value-type="string" calcext:value-type="string">
            <text:p>Secciones</text:p>
          </table:table-cell>
          <table:table-cell table:style-name="ce41" office:value-type="string" calcext:value-type="string">
            <text:p>Puntuación obtenida</text:p>
          </table:table-cell>
          <table:table-cell table:style-name="ce41" office:value-type="string" calcext:value-type="string">
            <text:p>Obtenida sobre 10</text:p>
          </table:table-cell>
          <table:table-cell table:style-name="ce41" office:value-type="string" calcext:value-type="string">
            <text:p>Puntuación máxima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 – Visibilidad del estado del sistema</text:p>
          </table:table-cell>
          <table:table-cell table:style-name="ce43" table:formula="of:=SUMPRODUCT([.F8:.F11];[.J8:.J11])" office:value-type="float" office:value="255" calcext:value-type="float">
            <text:p>255,00</text:p>
          </table:table-cell>
          <table:table-cell table:style-name="ce43" table:formula="of:=([.N80]*10)/[.P80]" office:value-type="float" office:value="7.65" calcext:value-type="float">
            <text:p>7,65</text:p>
          </table:table-cell>
          <table:table-cell table:style-name="ce43" table:formula="of:=SUM([.F8:.F11])*10" office:value-type="float" office:value="333.333333333333" calcext:value-type="float">
            <text:p>33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2 – Lenguaje de los usuarios</text:p>
          </table:table-cell>
          <table:table-cell table:style-name="ce43" table:formula="of:=SUMPRODUCT([.F14:.F16];[.J14:.J16])" office:value-type="float" office:value="193.111111111111" calcext:value-type="float">
            <text:p>193,11</text:p>
          </table:table-cell>
          <table:table-cell table:style-name="ce43" table:formula="of:=([.N81]*10)/[.P81]" office:value-type="float" office:value="7.93607305936073" calcext:value-type="float">
            <text:p>7,94</text:p>
          </table:table-cell>
          <table:table-cell table:style-name="ce43" table:formula="of:=SUM([.F14:.F16])*10" office:value-type="float" office:value="243.333333333333" calcext:value-type="float">
            <text:p>24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3 – Control y libertad para el usuario</text:p>
          </table:table-cell>
          <table:table-cell table:style-name="ce43" table:formula="of:=SUMPRODUCT([.F19:.F23];[.J19:.J23])" office:value-type="float" office:value="162.444444444444" calcext:value-type="float">
            <text:p>162,44</text:p>
          </table:table-cell>
          <table:table-cell table:style-name="ce43" table:formula="of:=([.N82]*10)/[.P82]" office:value-type="float" office:value="6.96190476190476" calcext:value-type="float">
            <text:p>6,96</text:p>
          </table:table-cell>
          <table:table-cell table:style-name="ce43" table:formula="of:=SUM([.F19:.F23])*10" office:value-type="float" office:value="233.333333333333" calcext:value-type="float">
            <text:p>23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4 – Consistencia y estándares</text:p>
          </table:table-cell>
          <table:table-cell table:style-name="ce43" table:formula="of:=SUMPRODUCT([.F26:.F34];[.J26:.J34])" office:value-type="float" office:value="284.968888888889" calcext:value-type="float">
            <text:p>284,97</text:p>
          </table:table-cell>
          <table:table-cell table:style-name="ce43" table:formula="of:=([.N83]*10)/[.P83]" office:value-type="float" office:value="5.95753774680604" calcext:value-type="float">
            <text:p>5,96</text:p>
          </table:table-cell>
          <table:table-cell table:style-name="ce43" table:formula="of:=SUM([.F26:.F34])*10" office:value-type="float" office:value="478.333333333333" calcext:value-type="float">
            <text:p>478,33</text:p>
          </table:table-cell>
        </table:table-row>
        <table:table-row table:style-name="ro12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5 – Ayuda a los usuarios: Reconocimiento, diagnóstico y recuperación de errores</text:p>
          </table:table-cell>
          <table:table-cell table:style-name="ce43" table:formula="of:=SUMPRODUCT([.F37:.F39];[.J37:.J39])" office:value-type="float" office:value="123.111111111111" calcext:value-type="float">
            <text:p>123,11</text:p>
          </table:table-cell>
          <table:table-cell table:style-name="ce43" table:formula="of:=([.N84]*10)/[.P84]" office:value-type="float" office:value="5.68205128205128" calcext:value-type="float">
            <text:p>5,68</text:p>
          </table:table-cell>
          <table:table-cell table:style-name="ce43" table:formula="of:=SUM([.F37:.F39])*10" office:value-type="float" office:value="216.666666666667" calcext:value-type="float">
            <text:p>216,67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6 – Prevención de errores</text:p>
          </table:table-cell>
          <table:table-cell table:style-name="ce43" table:formula="of:=SUMPRODUCT([.F42:.F43];[.J42:.J43])" office:value-type="float" office:value="46.3333333333333" calcext:value-type="float">
            <text:p>46,33</text:p>
          </table:table-cell>
          <table:table-cell table:style-name="ce43" table:formula="of:=([.N85]*10)/[.P85]" office:value-type="float" office:value="4.08823529411765" calcext:value-type="float">
            <text:p>4,09</text:p>
          </table:table-cell>
          <table:table-cell table:style-name="ce43" table:formula="of:=SUM([.F42:.F43])*10" office:value-type="float" office:value="113.333333333333" calcext:value-type="float">
            <text:p>11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7 – Reconocimiento antes que cancelación</text:p>
          </table:table-cell>
          <table:table-cell table:style-name="ce43" table:formula="of:=SUMPRODUCT([.F46:.F51];[.J46:.J51])" office:value-type="float" office:value="352.25" calcext:value-type="float">
            <text:p>352,25</text:p>
          </table:table-cell>
          <table:table-cell table:style-name="ce43" table:formula="of:=([.N86]*10)/[.P86]" office:value-type="float" office:value="8.09770114942529" calcext:value-type="float">
            <text:p>8,10</text:p>
          </table:table-cell>
          <table:table-cell table:style-name="ce43" table:formula="of:=SUM([.F46:.F51])*10" office:value-type="float" office:value="435" calcext:value-type="float">
            <text:p>435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8 – Estética de diálogos y diseño minimalista</text:p>
          </table:table-cell>
          <table:table-cell table:style-name="ce43" table:formula="of:=SUMPRODUCT([.F54];[.J54])" office:value-type="float" office:value="76.5" calcext:value-type="float">
            <text:p>76,50</text:p>
          </table:table-cell>
          <table:table-cell table:style-name="ce43" table:formula="of:=([.N87]*10)/[.P87]" office:value-type="float" office:value="8.5" calcext:value-type="float">
            <text:p>8,50</text:p>
          </table:table-cell>
          <table:table-cell table:style-name="ce43" table:formula="of:=SUM([.F54:.F54])*10" office:value-type="float" office:value="90" calcext:value-type="float">
            <text:p>90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9 – Ayuda general y documentación</text:p>
          </table:table-cell>
          <table:table-cell table:style-name="ce43" table:formula="of:=SUMPRODUCT([.F57];[.J57])" office:value-type="float" office:value="0" calcext:value-type="float">
            <text:p>0,00</text:p>
          </table:table-cell>
          <table:table-cell table:style-name="ce43" table:formula="of:=([.N88]*10)/[.P88]" office:value-type="float" office:value="0" calcext:value-type="float">
            <text:p>0,00</text:p>
          </table:table-cell>
          <table:table-cell table:style-name="ce43" table:formula="of:=SUM([.F57:.F57])*10" office:value-type="float" office:value="75" calcext:value-type="float">
            <text:p>75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0 – Interacción con el usuario placentera y respetuosa</text:p>
          </table:table-cell>
          <table:table-cell table:style-name="ce43" table:formula="of:=SUMPRODUCT([.F60:.F61];[.J60:.J61])" office:value-type="float" office:value="115.5" calcext:value-type="float">
            <text:p>115,50</text:p>
          </table:table-cell>
          <table:table-cell table:style-name="ce43" table:formula="of:=([.N89]*10)/[.P89]" office:value-type="float" office:value="7.96551724137931" calcext:value-type="float">
            <text:p>7,97</text:p>
          </table:table-cell>
          <table:table-cell table:style-name="ce43" table:formula="of:=SUM([.F60:.F61])*10" office:value-type="float" office:value="145" calcext:value-type="float">
            <text:p>145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1 – Privacidad</text:p>
          </table:table-cell>
          <table:table-cell table:style-name="ce43" table:formula="of:=SUMPRODUCT([.F64:.F65];[.J64:.J65])" office:value-type="float" office:value="0" calcext:value-type="float">
            <text:p>0,0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table:formula="of:=SUM([.F64:.F65])*10" office:value-type="float" office:value="0" calcext:value-type="float">
            <text:p>0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2 – Integración móvil</text:p>
          </table:table-cell>
          <table:table-cell table:style-name="ce43" table:formula="of:=SUMPRODUCT([.F68:.F74];[.J68:.J74])" office:value-type="float" office:value="271.5" calcext:value-type="float">
            <text:p>271,50</text:p>
          </table:table-cell>
          <table:table-cell table:style-name="ce43" table:formula="of:=([.N91]*10)/[.P91]" office:value-type="float" office:value="6.03333333333333" calcext:value-type="float">
            <text:p>6,03</text:p>
          </table:table-cell>
          <table:table-cell table:style-name="ce43" table:formula="of:=SUM([.F68:.F74])*10" office:value-type="float" office:value="450" calcext:value-type="float">
            <text:p>450,00</text:p>
          </table:table-cell>
        </table:table-row>
        <table:table-row table:style-name="ro8" table:number-rows-repeated="1048484">
          <table:table-cell table:number-columns-repeated="16"/>
        </table:table-row>
        <table:table-row table:style-name="ro8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0:16:43.478980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2-05T12:16:02.452597858</dc:date>
    <meta:editing-duration>PT3H46M14S</meta:editing-duration>
    <meta:editing-cycles>17</meta:editing-cycles>
    <meta:document-statistic meta:table-count="1" meta:cell-count="607" meta:object-count="0"/>
  </office:meta>
</office:document-meta>
</file>